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Noto Mono" svg:font-family="'Noto Mono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Rubik" svg:font-family="Rubik" style:font-pitch="variable"/>
    <style:font-face style:name="Algerian" svg:font-family="Algerian" style:font-family-generic="decorative" style:font-pitch="variable"/>
    <style:font-face style:name="Museo 500" svg:font-family="'Museo 500'" style:font-family-generic="modern" style:font-pitch="variable"/>
    <style:font-face style:name="Bell MT" svg:font-family="'Bell MT'" style:font-family-generic="roman" style:font-pitch="variable"/>
    <style:font-face style:name="Goudy Stout" svg:font-family="'Goudy Stout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Myanmar Text" svg:font-family="'Myanmar Text'" style:font-family-generic="swiss" style:font-pitch="variable"/>
    <style:font-face style:name="Noto Sans Cond" svg:font-family="'Noto Sans Cond'" style:font-family-generic="swiss" style:font-pitch="variable"/>
    <style:font-face style:name="Segoe UI Historic" svg:font-family="'Segoe UI Historic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miri" fo:font-size="10pt" officeooo:rsid="0011ce59" officeooo:paragraph-rsid="0011ce59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miri" fo:font-size="10pt" officeooo:rsid="0011ce59" officeooo:paragraph-rsid="001981a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miri" fo:font-size="10pt" officeooo:rsid="0011ce59" officeooo:paragraph-rsid="001b1d5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miri" fo:font-size="10pt" officeooo:paragraph-rsid="0012c78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miri" fo:font-size="12pt" officeooo:paragraph-rsid="0011ce5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miri" officeooo:paragraph-rsid="0011ce59"/>
    </style:style>
    <style:style style:name="P7" style:family="paragraph" style:parent-style-name="Standard">
      <style:paragraph-properties fo:text-align="start" style:justify-single-word="false"/>
      <style:text-properties style:font-name="Amiri" officeooo:paragraph-rsid="00157a39"/>
    </style:style>
    <style:style style:name="P8" style:family="paragraph" style:parent-style-name="Standard">
      <style:paragraph-properties fo:text-align="start" style:justify-single-word="false"/>
      <style:text-properties style:font-name="Amiri" officeooo:paragraph-rsid="0015a497"/>
    </style:style>
    <style:style style:name="P9" style:family="paragraph" style:parent-style-name="Standard">
      <style:paragraph-properties fo:text-align="start" style:justify-single-word="false"/>
      <style:text-properties style:font-name="Amiri" officeooo:paragraph-rsid="001b1d5c"/>
    </style:style>
    <style:style style:name="P10" style:family="paragraph" style:parent-style-name="Standard">
      <style:paragraph-properties fo:text-align="start" style:justify-single-word="false"/>
      <style:text-properties style:font-name="Amiri" style:text-underline-style="solid" style:text-underline-width="auto" style:text-underline-color="font-color" officeooo:paragraph-rsid="001981aa"/>
    </style:style>
    <style:style style:name="P11" style:family="paragraph" style:parent-style-name="Standard">
      <style:paragraph-properties fo:text-align="center" style:justify-single-word="false"/>
      <style:text-properties style:font-name="Amiri" fo:font-size="18pt" fo:font-style="normal" style:text-underline-style="solid" style:text-underline-width="auto" style:text-underline-color="font-color" fo:font-weight="normal" officeooo:rsid="0011ce59" officeooo:paragraph-rsid="0011ce59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7a3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c782"/>
    </style:style>
    <style:style style:name="T3" style:family="text">
      <style:text-properties officeooo:rsid="00143b2f"/>
    </style:style>
    <style:style style:name="T4" style:family="text">
      <style:text-properties officeooo:rsid="0011ce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7a39" style:font-weight-asian="bold" style:font-weight-complex="bold"/>
    </style:style>
    <style:style style:name="T7" style:family="text">
      <style:text-properties fo:font-weight="bold" officeooo:rsid="001981aa" style:font-weight-asian="bold" style:font-weight-complex="bold"/>
    </style:style>
    <style:style style:name="T8" style:family="text">
      <style:text-properties fo:font-weight="bold" officeooo:rsid="0012c782" style:font-weight-asian="bold" style:font-weight-complex="bold"/>
    </style:style>
    <style:style style:name="T9" style:family="text">
      <style:text-properties style:font-name="Amiri" fo:font-size="10pt" officeooo:rsid="0011ce59" style:font-size-asian="10pt" style:font-size-complex="10pt"/>
    </style:style>
    <style:style style:name="T10" style:family="text">
      <style:text-properties style:font-name="Amiri" fo:font-size="10pt" officeooo:rsid="00157a39" style:font-size-asian="10pt" style:font-size-complex="10pt"/>
    </style:style>
    <style:style style:name="T11" style:family="text">
      <style:text-properties style:font-name="Amiri" fo:font-size="10pt" officeooo:rsid="0029f530" style:font-size-asian="10pt" style:font-size-complex="10pt"/>
    </style:style>
    <style:style style:name="T12" style:family="text">
      <style:text-properties style:font-name="Amiri" fo:font-size="10pt" fo:font-weight="bold" officeooo:rsid="0011ce59" style:font-size-asian="10pt" style:font-weight-asian="bold" style:font-size-complex="10pt" style:font-weight-complex="bold"/>
    </style:style>
    <style:style style:name="T13" style:family="text">
      <style:text-properties officeooo:rsid="00157a39"/>
    </style:style>
    <style:style style:name="T14" style:family="text">
      <style:text-properties officeooo:rsid="001981aa"/>
    </style:style>
    <style:style style:name="T15" style:family="text">
      <style:text-properties fo:font-size="10pt" officeooo:rsid="00157a39" style:font-size-asian="10pt" style:font-size-complex="10pt"/>
    </style:style>
    <style:style style:name="T16" style:family="text">
      <style:text-properties fo:font-size="10pt" officeooo:rsid="0011ce59" style:font-size-asian="10pt" style:font-size-complex="10pt"/>
    </style:style>
    <style:style style:name="T17" style:family="text">
      <style:text-properties fo:font-size="10pt" officeooo:rsid="00143b2f" style:font-size-asian="10pt" style:font-size-complex="10pt"/>
    </style:style>
    <style:style style:name="T18" style:family="text">
      <style:text-properties fo:font-size="10pt" officeooo:rsid="0015a497" style:font-size-asian="10pt" style:font-size-complex="10pt"/>
    </style:style>
    <style:style style:name="T19" style:family="text">
      <style:text-properties fo:font-size="10pt" officeooo:rsid="001b11d5" style:font-size-asian="10pt" style:font-size-complex="10pt"/>
    </style:style>
    <style:style style:name="T20" style:family="text">
      <style:text-properties fo:font-size="10pt" officeooo:rsid="001b1d5c" style:font-size-asian="10pt" style:font-size-complex="10pt"/>
    </style:style>
    <style:style style:name="T21" style:family="text">
      <style:text-properties fo:font-size="10pt" officeooo:rsid="001d0e12" style:font-size-asian="10pt" style:font-size-complex="10pt"/>
    </style:style>
    <style:style style:name="T22" style:family="text">
      <style:text-properties fo:font-size="10pt" officeooo:rsid="0029f530" style:font-size-asian="10pt" style:font-size-complex="10pt"/>
    </style:style>
    <style:style style:name="T23" style:family="text">
      <style:text-properties fo:font-size="10pt" fo:font-weight="bold" officeooo:rsid="0011ce59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157a39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15a497" style:font-size-asian="10pt" style:font-weight-asian="bold" style:font-size-complex="10pt" style:font-weight-complex="bold"/>
    </style:style>
    <style:style style:name="T26" style:family="text">
      <style:text-properties style:text-underline-style="solid" style:text-underline-width="auto" style:text-underline-color="font-color" officeooo:rsid="0011ce59"/>
    </style:style>
    <style:style style:name="T27" style:family="text">
      <style:text-properties style:text-underline-style="solid" style:text-underline-width="auto" style:text-underline-color="font-color" officeooo:rsid="001981aa"/>
    </style:style>
    <style:style style:name="T28" style:family="text">
      <style:text-properties style:text-underline-style="solid" style:text-underline-width="auto" style:text-underline-color="font-color" officeooo:rsid="00227327"/>
    </style:style>
    <style:style style:name="T29" style:family="text">
      <style:text-properties fo:color="#158466" fo:font-weight="bold" style:font-weight-asian="bold" style:font-weight-complex="bold"/>
    </style:style>
    <style:style style:name="T30" style:family="text">
      <style:text-properties fo:color="#158466" fo:font-weight="bold" officeooo:rsid="00157a39" style:font-weight-asian="bold" style:font-weight-complex="bold"/>
    </style:style>
    <style:style style:name="T31" style:family="text">
      <style:text-properties fo:color="#158466" fo:font-weight="bold" officeooo:rsid="001981aa" style:font-weight-asian="bold" style:font-weight-complex="bold"/>
    </style:style>
    <style:style style:name="T32" style:family="text">
      <style:text-properties fo:color="#158466" fo:font-weight="bold" officeooo:rsid="0012c782" style:font-weight-asian="bold" style:font-weight-complex="bold"/>
    </style:style>
    <style:style style:name="T33" style:family="text">
      <style:text-properties fo:color="#158466" fo:font-size="10pt" fo:font-weight="bold" officeooo:rsid="0011ce59" style:font-size-asian="10pt" style:font-weight-asian="bold" style:font-size-complex="10pt" style:font-weight-complex="bold"/>
    </style:style>
    <style:style style:name="T34" style:family="text">
      <style:text-properties fo:color="#158466" fo:font-size="10pt" fo:font-weight="bold" officeooo:rsid="00157a39" style:font-size-asian="10pt" style:font-weight-asian="bold" style:font-size-complex="10pt" style:font-weight-complex="bold"/>
    </style:style>
    <style:style style:name="T35" style:family="text">
      <style:text-properties fo:color="#158466" fo:font-size="10pt" fo:font-weight="bold" officeooo:rsid="0015a497" style:font-size-asian="10pt" style:font-weight-asian="bold" style:font-size-complex="10pt" style:font-weight-complex="bold"/>
    </style:style>
    <style:style style:name="T36" style:family="text">
      <style:text-properties fo:color="#158466" style:font-name="Amiri" fo:font-size="10pt" fo:font-weight="bold" officeooo:rsid="00157a39" style:font-size-asian="10pt" style:font-weight-asian="bold" style:font-size-complex="10pt" style:font-weight-complex="bold"/>
    </style:style>
    <style:style style:name="T37" style:family="text">
      <style:text-properties fo:font-size="12pt" fo:font-style="normal" style:text-underline-style="solid" style:text-underline-width="auto" style:text-underline-color="font-color" officeooo:rsid="001981aa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1981aa" style:font-size-asian="12pt" style:font-style-asian="normal" style:font-size-complex="12pt" style:font-style-complex="normal"/>
    </style:style>
    <style:style style:name="T39" style:family="text">
      <style:text-properties fo:color="#ff0000" fo:font-size="10pt" fo:font-weight="bold" officeooo:rsid="0011ce59" style:font-size-asian="10pt" style:font-weight-asian="bold" style:font-size-complex="10pt" style:font-weight-complex="bold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color="#ff0000" fo:font-weight="bold" officeooo:rsid="0012c782" style:font-weight-asian="bold" style:font-weight-complex="bold"/>
    </style:style>
    <style:style style:name="T42" style:family="text">
      <style:text-properties officeooo:rsid="001e09b7"/>
    </style:style>
    <style:style style:name="T43" style:family="text">
      <style:text-properties officeooo:rsid="0029f5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ègles du Glougloursin</text:p>
      <text:p text:style-name="P1"/>
      <text:p text:style-name="P1"/>
      <text:p text:style-name="P5"><text:span text:style-name="T26">Liste des c</text:span><text:span text:style-name="T27">ases </text:span><text:span text:style-name="T28">S</text:span><text:span text:style-name="T27">péciales</text:span></text:p>
      <text:p text:style-name="P2"><text:span text:style-name="T3">(X= valeur du dé)</text:span></text:p>
      <text:p text:style-name="P1"/>
      <text:p text:style-name="P6"><text:span text:style-name="T16"><text:tab/></text:span><text:span text:style-name="T39">Caravane </text:span><text:span text:style-name="T16">: </text:span><text:span text:style-name="T17">Déplace le dé de X cases, la nouvelle case prend effet immédiatement</text:span></text:p>
      <text:p text:style-name="P1"><text:tab/><text:span text:style-name="T40">La Peste </text:span>: <text:span text:style-name="T3">Le prochain joueur prend X gorgées puis le prochain X-1 puis X-2 jusqu’à X= 0</text:span></text:p>
      <text:p text:style-name="P1"><text:tab/><text:span text:style-name="T40">1 vs 1/2 </text:span>: <text:span text:style-name="T3">Donne un maximum de 12 gorgées à un joueur, le lanceur boit la moitié</text:span></text:p>
      <text:p text:style-name="P1"><text:tab/><text:span text:style-name="T40">Trêve </text:span>: <text:span text:style-name="T3">A chaque début de tour, le joueur lance un dé, si X &gt; 3 alors il prévient toutes les gorgées de ce tour. Si <text:tab/>X &lt;= 3, alors </text:span><text:span text:style-name="T13">fin de la trêve</text:span></text:p>
      <text:p text:style-name="P7"><text:span text:style-name="T15"/></text:p>
      <text:p text:style-name="P3"><text:tab/><text:span text:style-name="T29">Bombe </text:span>: <text:span text:style-name="T13">Valeur de la bombe = X. A chaque début de tour, le joueur lance un dé, si X = 6, désamorce, si X = 1, <text:tab/>explose, autrement valeur de la bombe = X + 1</text:span></text:p>
      <text:p text:style-name="P9"><text:span text:style-name="T16"><text:tab/></text:span><text:span text:style-name="T33">Cupidon</text:span><text:span text:style-name="T23"> </text:span><text:span text:style-name="T16">: </text:span><text:span text:style-name="T15">Le lanceur désigne un joueur, toutes leurs gorgées seront divisées entre les deux concubins jusqu’à <text:tab/>leur séparation</text:span></text:p>
      <text:p text:style-name="P9"><text:span text:style-name="T16"><text:tab/></text:span><text:span text:style-name="T33">Cœur brisé </text:span><text:span text:style-name="T16">: </text:span><text:span text:style-name="T15">Annule l’effet de Cupidon</text:span></text:p>
      <text:p text:style-name="P3"><text:span text:style-name="T15"><text:tab/></text:span><text:span text:style-name="T30">Succube </text:span><text:span text:style-name="T15">: </text:span><text:span text:style-name="T3">Duel de dé </text:span><text:span text:style-name="T13">avec joueur de son choix</text:span><text:span text:style-name="T3">, si X &gt; 3, alors la succube vole un pouvoir de son choix</text:span></text:p>
      <text:p text:style-name="P2"><text:tab/><text:span text:style-name="T31">Bouclier </text:span>: <text:span text:style-name="T14">Prévient les 6 prochaines gorgées</text:span></text:p>
      <text:p text:style-name="P12"><text:span text:style-name="T12"><text:tab/></text:span><text:span text:style-name="T36">Ange gardien </text:span><text:span text:style-name="T9">: </text:span><text:span text:style-name="T10">Le lanceur offre un bouclier </text:span><text:span text:style-name="T11">au joueur de son choix</text:span></text:p>
      <text:p text:style-name="P7"><text:span text:style-name="T24"><text:tab/></text:span><text:span text:style-name="T34">Saignée </text:span><text:span text:style-name="T15">: Le lanceur perd un pouvoir </text:span><text:span text:style-name="T21">de son choix</text:span></text:p>
      <text:p text:style-name="P7"><text:span text:style-name="T24"><text:tab/></text:span><text:span text:style-name="T34">Duplication </text:span><text:span text:style-name="T15">: Permet au lanceur de dupliquer </text:span><text:span text:style-name="T18">et de s’attribuer</text:span><text:span text:style-name="T15"> </text:span><text:span text:style-name="T18">tous les pouvoirs d’un joueur d</text:span><text:span text:style-name="T19">e son</text:span><text:span text:style-name="T18"> choix</text:span></text:p>
      <text:p text:style-name="P8"><text:span text:style-name="T18"><text:tab/></text:span><text:span text:style-name="T35">Pierre entre temps </text:span><text:span text:style-name="T16">: </text:span><text:span text:style-name="T18">Le lanceur fait perdre un pouvoir au joueur de son choi</text:span><text:span text:style-name="T20">x</text:span></text:p>
      <text:p text:style-name="P6"><text:span text:style-name="T37"/></text:p>
      <text:p text:style-name="P10"><text:span text:style-name="T38">Liste cases Upgrades</text:span></text:p>
      <text:p text:style-name="P1"/>
      <text:p text:style-name="P1"><text:tab/><text:span text:style-name="T2">|1| </text:span><text:span text:style-name="T41">Casabonita</text:span><text:span text:style-name="T2"> : </text:span><text:span text:style-name="T42">P</text:span><text:span text:style-name="T2">ermet de forcer légalement le choix d’un joueur.</text:span></text:p>
      <text:p text:style-name="P4"><text:span text:style-name="T4"><text:tab/></text:span><text:span text:style-name="T2">|2| </text:span><text:span text:style-name="T32">Casanova</text:span><text:span text:style-name="T2"> : Double dés, autorise le lancer d’un second dé à son tour.</text:span></text:p>
      <text:p text:style-name="P4"><text:span text:style-name="T4"><text:tab/></text:span><text:span text:style-name="T2">|3| </text:span><text:span text:style-name="T32">Cazeneuve</text:span><text:span text:style-name="T2"> : Inversion, inverse pour le tour les cases blanches et noires.</text:span></text:p>
      <text:p text:style-name="P4"><text:span text:style-name="T4"><text:tab/></text:span><text:span text:style-name="T2">|4| </text:span><text:span text:style-name="T32">Case à vin</text:span><text:span text:style-name="T2"> : Les cases touchées par le dé sont toutes prises en compte.</text:span></text:p>
      <text:p text:style-name="P4"><text:span text:style-name="T4"><text:tab/></text:span><text:span text:style-name="T2">|5| </text:span><text:span text:style-name="T32">Case-noisette</text:span><text:span text:style-name="T2"> : Miroir, dévie toute attaque vers un autre joueur de son choix.</text:span></text:p>
      <text:p text:style-name="P4"><text:span text:style-name="T4"><text:tab/></text:span><text:span text:style-name="T2">|6| </text:span><text:span text:style-name="T32">Coup fourré</text:span><text:span text:style-name="T2"> : Lancer 2 dés, la somme est un stock personnel de gorgées à distribu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Noto Mono" svg:font-family="'Noto Mono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Rubik" svg:font-family="Rubik" style:font-pitch="variable"/>
    <style:font-face style:name="Algerian" svg:font-family="Algerian" style:font-family-generic="decorative" style:font-pitch="variable"/>
    <style:font-face style:name="Museo 500" svg:font-family="'Museo 500'" style:font-family-generic="modern" style:font-pitch="variable"/>
    <style:font-face style:name="Bell MT" svg:font-family="'Bell MT'" style:font-family-generic="roman" style:font-pitch="variable"/>
    <style:font-face style:name="Goudy Stout" svg:font-family="'Goudy Stout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Myanmar Text" svg:font-family="'Myanmar Text'" style:font-family-generic="swiss" style:font-pitch="variable"/>
    <style:font-face style:name="Noto Sans Cond" svg:font-family="'Noto Sans Cond'" style:font-family-generic="swiss" style:font-pitch="variable"/>
    <style:font-face style:name="Segoe UI Historic" svg:font-family="'Segoe UI Historic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0T13:28:56.300000000</meta:creation-date>
    <meta:generator>LibreOffice/6.4.4.2$Windows_X86_64 LibreOffice_project/3d775be2011f3886db32dfd395a6a6d1ca2630ff</meta:generator>
    <dc:date>2020-06-02T12:36:31.216000000</dc:date>
    <meta:editing-duration>PT1H16M53S</meta:editing-duration>
    <meta:editing-cycles>18</meta:editing-cycles>
    <meta:document-statistic meta:table-count="0" meta:image-count="0" meta:object-count="0" meta:page-count="1" meta:paragraph-count="23" meta:word-count="332" meta:character-count="1719" meta:non-whitespace-character-count="1388"/>
  </office:meta>
</office:document-meta>
</file>